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c9bec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de las siguientes opciones describe mejor la tecnología de expansión AGP (Accelerated Graphics Port)?</text:p>
      <text:p text:style-name="P5">a) Utiliza un bus de datos paralelo y transmisión paralela.</text:p>
      <text:p text:style-name="P5">b) Es una versión obsoleta de PCI utilizada exclusivamente para tarjetas de video.</text:p>
      <text:p text:style-name="P5">c) Ofrece una velocidad de transferencia de datos más baja que PCI.</text:p>
      <text:p text:style-name="P5">d) Utiliza un conector de 64 pines para la conexión de dispositivos.</text:p>
      <text:p text:style-name="P5"/>
      <text:p text:style-name="P5">¿Cuántos pines tiene un conector PCIe x4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VESA Local Bus (VLB)?</text:p>
      <text:p text:style-name="P5">a) Utiliza un bus de 64 bits y transmisión serie.</text:p>
      <text:p text:style-name="P5">b) Fue desarrollada para reemplazar USB en la conexión de periféricos.</text:p>
      <text:p text:style-name="P5">c) Es una versión mejorada de PCI con mayor velocidad.</text:p>
      <text:p text:style-name="P5">d) Fue utilizada principalmente en computadoras de la década de 1990.</text:p>
      <text:p text:style-name="P5">ene un slot de expansión PCI estándar?</text:p>
      <text:p text:style-name="P5">a) 32.</text:p>
      <text:p text:style-name="P5">b) 64.</text:p>
      <text:p text:style-name="P5">c) 128.</text:p>
      <text:p text:style-name="P5">d) 16.</text:p>
      <text:p text:style-name="P5"/>
      <text:p text:style-name="P5">¿Cuál de las siguientes opciones describe mejor la tecnología de expansión PCIe (Peripheral Component Interconnect Express)?</text:p>
      <text:p text:style-name="P5">a) Utiliza un bus de datos paralelo y transmisión serie.</text:p>
      <text:p text:style-name="P5">b) Fue desarrollada para reemplazar USB en la conexión de periféricos.</text:p>
      <text:p text:style-name="P5">c) Ofrece una mayor velocidad y flexibilidad en comparación con PCI y AGP.</text:p>
      <text:p text:style-name="P5">d) Utiliza un conector de 32 pines para la conexión de dispositivos.</text:p>
      <text:p text:style-name="P5"/>
      <text:p text:style-name="P5">¿Cuántos pines tiene un conector PCIe x8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AGP (Accelerated Graphics Port)?</text:p>
      <text:p text:style-name="P5">a) Utiliza un bus de datos paralelo y transmisión paralela.</text:p>
      <text:p text:style-name="P5"><text:soft-page-break/>b) Es una versión obsoleta de PCI utilizada exclusivamente para tarjetas de video.</text:p>
      <text:p text:style-name="P5">c) Ofrece una velocidad de transferencia de datos más baja que PCI.</text:p>
      <text:p text:style-name="P5">d) Utiliza un conector de 64 pines para la conexión de dispositivos.</text:p>
      <text:p text:style-name="P5"/>
      <text:p text:style-name="P5">¿Cuántos pines tiene un conector PCIe x16, que es comúnmente utilizado para tarjetas de video de alto rendimiento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VESA Local Bus (VLB)?</text:p>
      <text:p text:style-name="P5">a) Utiliza un bus de 64 bits y transmisión serie.</text:p>
      <text:p text:style-name="P5">b) Fue desarrollada para reemplazar USB en la conexión de periféricos.</text:p>
      <text:p text:style-name="P5">c) Es una versión mejorada de PCI con mayor velocidad.</text:p>
      <text:p text:style-name="P5">d) Fue utilizada principalmente en computadoras de la década de 1990.</text:p>
      <text:p text:style-name="P5"/>
      <text:p text:style-name="P5">¿Cuántos pines tiene un conector PCIe x1, que se utiliza comúnmente para tarjetas de expansión de baja velocidad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PCI Express (PCIe)?</text:p>
      <text:p text:style-name="P5">a) Utiliza un bus de datos paralelo y transmisión paralela.</text:p>
      <text:p text:style-name="P5">b) Fue desarrollada para reemplazar USB en la conexión de periféricos.</text:p>
      <text:p text:style-name="P5">c) Ofrece una mayor velocidad y flexibilidad en comparación con PCI y AGP.</text:p>
      <text:p text:style-name="P5">d) Utiliza un conector de 32 pines para la conexión de dispositivos.</text:p>
      <text:p text:style-name="P5"/>
      <text:p text:style-name="P5">¿Cuántos pines tiene un conector PCIe x4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ISA (Industry Standard Architecture)?</text:p>
      <text:p text:style-name="P5">a) Utiliza un bus de 32 bits y transmisión serie.</text:p>
      <text:p text:style-name="P5">b) Fue reemplazada por PCI debido a su baja velocidad.</text:p>
      <text:p text:style-name="P5">c) Utiliza un bus de 16 bits y transmisión paralela.</text:p>
      <text:p text:style-name="P5">d) Es una tecnología exclusiva de computadoras Apple.</text:p>
      <text:p text:style-name="P5"/>
      <text:p text:style-name="P5">¿Cuántos pines tiene un conector PCIe x8, que se utiliza para tarjetas de expansión de velocidad moderada?</text:p>
      <text:p text:style-name="P5"><text:soft-page-break/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PCI (Peripheral Component Interconnect)?</text:p>
      <text:p text:style-name="P5">a) Utiliza un bus de 16 bits y transmisión paralela.</text:p>
      <text:p text:style-name="P5">b) Es una tecnología obsoleta y ya no se utiliza.</text:p>
      <text:p text:style-name="P5">c) Utiliza un bus de 32 bits y transmisión serie.</text:p>
      <text:p text:style-name="P5">d) Es un estándar común para conectar periféricos a la placa base.</text:p>
      <text:p text:style-name="P5"/>
      <text:p text:style-name="P5">¿Cuántos pines tiene un conector PCIe x16, que es comúnmente utilizado para tarjetas de video de alto rendimiento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AGP (Accelerated Graphics Port)?</text:p>
      <text:p text:style-name="P5">a) Utiliza un bus de datos paralelo y transmisión paralela.</text:p>
      <text:p text:style-name="P5">b) Es una versión obsoleta de PCI utilizada exclusivamente para tarjetas de video.</text:p>
      <text:p text:style-name="P5">c) Ofrece una velocidad de transferencia de datos más baja que PCI.</text:p>
      <text:p text:style-name="P5">d) Utiliza un conector de 64 pines para la conexión de dispositivos.</text:p>
      <text:p text:style-name="P5"/>
      <text:p text:style-name="P5">¿Cuántos pines tiene un slot de expansión PCI estándar?</text:p>
      <text:p text:style-name="P5">a) 32.</text:p>
      <text:p text:style-name="P5">b) 64.</text:p>
      <text:p text:style-name="P5">c) 128.</text:p>
      <text:p text:style-name="P5">d) 16.</text:p>
      <text:p text:style-name="P5"/>
      <text:p text:style-name="P5">¿Cuál de las siguientes opciones describe mejor la tecnología de expansión VESA Local Bus (VLB)?</text:p>
      <text:p text:style-name="P5">a) Utiliza un bus de 64 bits y transmisión serie.</text:p>
      <text:p text:style-name="P5">b) Fue desarrollada para reemplazar USB en la conexión de periféricos.</text:p>
      <text:p text:style-name="P5">c) Es una versión mejorada de PCI con mayor velocidad.</text:p>
      <text:p text:style-name="P5">d) Fue utilizada principalmente en computadoras de la década de 1990.</text:p>
      <text:p text:style-name="P5"/>
      <text:p text:style-name="P5">¿Cuántos pines tiene un conector PCIe x1, que se utiliza comúnmente para tarjetas de expansión de baja velocidad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PCI Express (PCIe)?</text:p>
      <text:p text:style-name="P5"><text:soft-page-break/>a) Utiliza un bus de datos paralelo y transmisión paralela.</text:p>
      <text:p text:style-name="P5">b) Fue desarrollada para reemplazar USB en la conexión de periféricos.</text:p>
      <text:p text:style-name="P5">c) Ofrece una mayor velocidad y flexibilidad en comparación con PCI y AGP.</text:p>
      <text:p text:style-name="P5">d) Utiliza un conector de 32 pines para la conexión de dispositivos.</text:p>
      <text:p text:style-name="P5"/>
      <text:p text:style-name="P5">¿Cuántos pines tiene un conector PCIe x4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ISA (Industry Standard Architecture)?</text:p>
      <text:p text:style-name="P5">a) Utiliza un bus de 32 bits y transmisión serie.</text:p>
      <text:p text:style-name="P5">b) Fue reemplazada por PCI debido a su baja velocidad.</text:p>
      <text:p text:style-name="P5">c) Utiliza un bus de 16 bits y transmisión paralela.</text:p>
      <text:p text:style-name="P5">d) Es una tecnología exclusiva de computadoras Apple.</text:p>
      <text:p text:style-name="P5"/>
      <text:p text:style-name="P5">¿Cuántos pines tiene un conector PCIe x8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4:01.696454926</dc:date>
    <meta:editing-duration>PT7H31M31S</meta:editing-duration>
    <meta:editing-cycles>20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1038" meta:character-count="6051" meta:non-whitespace-character-count="5136"/>
  </office:meta>
</office:document-meta>
</file>